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cm" fo:margin-right="0cm" fo:text-indent="0cm" style:auto-text-indent="false"/>
      <style:text-properties fo:language="nl" fo:country="NL"/>
    </style:style>
    <style:style style:name="P2" style:family="paragraph" style:parent-style-name="Standard">
      <style:paragraph-properties fo:margin-left="2.54cm" fo:margin-right="0cm" fo:text-indent="0cm" style:auto-text-indent="false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fo:language="nl" fo:country="NL"/>
    </style:style>
    <style:style style:name="P4" style:family="paragraph" style:parent-style-name="Heading_20_2">
      <style:text-properties fo:language="fr" fo:country="FR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fo:language="fr" fo:country="FR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 style:list-style-name="WWNum5">
      <style:text-properties fo:color="#5b9bd5" fo:language="fr" fo:country="FR"/>
    </style:style>
    <style:style style:name="P11" style:family="paragraph" style:parent-style-name="List_20_Paragraph" style:list-style-name="WWNum5">
      <style:text-properties fo:color="#aecf00" fo:language="nl" fo:country="NL" fo:background-color="transparent"/>
    </style:style>
    <style:style style:name="P12" style:family="paragraph" style:parent-style-name="List_20_Paragraph" style:list-style-name="WWNum7"/>
    <style:style style:name="P13" style:family="paragraph" style:parent-style-name="List_20_Paragraph" style:list-style-name="WWNum6"/>
    <style:style style:name="P14" style:family="paragraph" style:parent-style-name="List_20_Paragraph" style:list-style-name="WWNum6">
      <style:text-properties fo:language="nl" fo:country="NL"/>
    </style:style>
    <style:style style:name="P15" style:family="paragraph" style:parent-style-name="List_20_Paragraph" style:list-style-name="WWNum1">
      <style:text-properties fo:language="nl" fo:country="NL"/>
    </style:style>
    <style:style style:name="P16" style:family="paragraph" style:parent-style-name="Heading_20_1" style:master-page-name="Standard">
      <style:paragraph-properties style:page-number="auto"/>
      <style:text-properties fo:language="fr" fo:country="FR" style:font-name-asian="Batang"/>
    </style:style>
    <style:style style:name="T1" style:family="text">
      <style:text-properties fo:language="fr" fo:country="FR"/>
    </style:style>
    <style:style style:name="T2" style:family="text">
      <style:text-properties fo:color="#5b9bd5"/>
    </style:style>
    <style:style style:name="T3" style:family="text">
      <style:text-properties fo:color="#5b9bd5" fo:language="fr" fo:country="FR"/>
    </style:style>
    <style:style style:name="T4" style:family="text">
      <style:text-properties fo:color="#5b9bd5" fo:language="nl" fo:country="NL"/>
    </style:style>
    <style:style style:name="T5" style:family="text">
      <style:text-properties fo:language="nl" fo:country="NL"/>
    </style:style>
    <style:style style:name="T6" style:family="text">
      <style:text-properties fo:color="#aecf00" fo:language="nl" fo:country="NL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16873570871285573" text:style-name="Outline">
        <text:list-item>
          <text:h text:style-name="P16" text:outline-level="1">Compte rendu de la réunion</text:h>
          <text:list>
            <text:list-item>
              <text:h text:style-name="P4" text:outline-level="2">Main Branch :</text:h>
            </text:list-item>
          </text:list>
        </text:list-item>
      </text:list>
      <text:list xml:id="list850859053582358882" text:style-name="WWNum1">
        <text:list-item>
          <text:p text:style-name="P6">Data :</text:p>
        </text:list-item>
      </text:list>
      <text:list xml:id="list7230156085817254031" text:style-name="WWNum3">
        <text:list-item>
          <text:list>
            <text:list-item>
              <text:list>
                <text:list-item>
                  <text:p text:style-name="P7"><text:span text:style-name="T1">Conso.RData </text:span><text:span text:style-name="T3">(fait)</text:span></text:p>
                </text:list-item>
                <text:list-item>
                  <text:p text:style-name="P7"><text:span text:style-name="T1">Temp.RData </text:span><text:span text:style-name="T3">(fait)</text:span></text:p>
                </text:list-item>
                <text:list-item>
                  <text:p text:style-name="P7"><text:span text:style-name="T1">Other.Rdata </text:span><text:span text:style-name="T3">(fait)</text:span></text:p>
                </text:list-item>
              </text:list>
            </text:list-item>
          </text:list>
        </text:list-item>
      </text:list>
      <text:list xml:id="list34446048" text:continue-list="list850859053582358882" text:style-name="WWNum1">
        <text:list-item>
          <text:p text:style-name="P6">Formats :</text:p>
        </text:list-item>
      </text:list>
      <text:list xml:id="list9168763733670005954" text:style-name="WWNum4">
        <text:list-item>
          <text:p text:style-name="P8"><text:span text:style-name="T1">Formats.Rdata (Formats long ou tous les pays sont un après l’autre) </text:span><text:span text:style-name="T3">(IK)</text:span></text:p>
        </text:list-item>
      </text:list>
      <text:list xml:id="list34466676" text:continue-list="list34446048" text:style-name="WWNum1">
        <text:list-item>
          <text:p text:style-name="P6">Descriptif de données : </text:p>
        </text:list-item>
      </text:list>
      <text:list xml:id="list2720114066732782021" text:style-name="WWNum5">
        <text:list-item>
          <text:p text:style-name="P9"><text:span text:style-name="T1">Outliers.R </text:span><text:span text:style-name="T3">(IK)</text:span></text:p>
        </text:list-item>
        <text:list-item>
          <text:p text:style-name="P10">Cartes/3D ?</text:p>
        </text:list-item>
        <text:list-item>
          <text:p text:style-name="P10">Wind Rose ?</text:p>
        </text:list-item>
        <text:list-item>
          <text:p text:style-name="P9"><text:span text:style-name="T1">Calcule de la température efficace.R </text:span><text:span text:style-name="T3">(IK)</text:span></text:p>
        </text:list-item>
        <text:list-item>
          <text:p text:style-name="P9"><text:span text:style-name="T1">Clustering.R </text:span><text:span text:style-name="T3">(S)</text:span></text:p>
        </text:list-item>
        <text:list-item>
          <text:p text:style-name="P9"><text:span text:style-name="T1">BoxPlots.R </text:span><text:span text:style-name="T3">(IK)</text:span></text:p>
        </text:list-item>
        <text:list-item>
          <text:p text:style-name="P9">Dygraphs.R (avec/without outliers) <text:span text:style-name="T2">(IK)</text:span></text:p>
        </text:list-item>
        <text:list-item>
          <text:p text:style-name="P11">arbre décision (N)</text:p>
        </text:list-item>
      </text:list>
      <text:list xml:id="list34465920" text:continue-list="list34466676" text:style-name="WWNum1">
        <text:list-item>
          <text:p text:style-name="P6">Modèles</text:p>
        </text:list-item>
      </text:list>
      <text:list xml:id="list2777060089249454497" text:style-name="WWNum7">
        <text:list-item>
          <text:p text:style-name="P12"><text:span text:style-name="T1">Pré-sélection des variables.R (bestglm,, regsubset) </text:span><text:span text:style-name="T6">(N vu)</text:span></text:p>
        </text:list-item>
      </text:list>
      <text:list xml:id="list3764702306278750836" text:style-name="WWNum6">
        <text:list-item>
          <text:p text:style-name="P13">OLS <text:span text:style-name="T2">(N, S)</text:span></text:p>
        </text:list-item>
        <text:list-item>
          <text:p text:style-name="P13"><text:span text:style-name="T5">OLS* </text:span><text:span text:style-name="T4">(N, S) : <text:s/></text:span><text:span text:style-name="T3">ridge, lasso </text:span><text:span text:style-name="T6">(N vu)</text:span></text:p>
        </text:list-item>
        <text:list-item>
          <text:p text:style-name="P13"><text:span text:style-name="T5">OLS with interaction </text:span><text:bookmark text:name="_GoBack"/><text:span text:style-name="T5"><text:s/></text:span><text:span text:style-name="T6">(N vu, interaction entre température et les variables Date, mois et joiur</text:span></text:p>
        </text:list-item>
        <text:list-item>
          <text:p text:style-name="P14">RANDOM forest (N, S, IK)</text:p>
        </text:list-item>
        <text:list-item>
          <text:p text:style-name="P14">SVR</text:p>
        </text:list-item>
        <text:list-item>
          <text:p text:style-name="P13"><text:span text:style-name="T5">Poly /spline </text:span><text:span text:style-name="T4">(N, S)</text:span></text:p>
        </text:list-item>
        <text:list-item>
          <text:p text:style-name="P13"><text:span text:style-name="T5">GAM </text:span><text:span text:style-name="T4">(N, S), (IK)</text:span></text:p>
        </text:list-item>
        <text:list-item>
          <text:p text:style-name="P13"><text:span text:style-name="T5">ARIMA </text:span><text:span text:style-name="T4">(IK)</text:span></text:p>
        </text:list-item>
        <text:list-item>
          <text:p text:style-name="P14">Xgboost/boosting</text:p>
        </text:list-item>
        <text:list-item>
          <text:p text:style-name="P14"><text:soft-page-break/>? Reseau de neurons (?)</text:p>
        </text:list-item>
      </text:list>
      <text:p text:style-name="P1"/>
      <text:list xml:id="list34456827" text:continue-list="list34465920" text:style-name="WWNum1">
        <text:list-item>
          <text:p text:style-name="P15">R-markdown (?)</text:p>
        </text:list-item>
        <text:list-item>
          <text:p text:style-name="P5"><text:span text:style-name="T5">Shiny (?) </text:span><text:span text:style-name="T4">(S)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VABINA IRINA</meta:initial-creator>
    <meta:editing-cycles>7</meta:editing-cycles>
    <meta:creation-date>2018-04-08T12:59:00</meta:creation-date>
    <dc:date>2018-04-14T14:26:07.58</dc:date>
    <meta:editing-duration>PT1H1M52S</meta:editing-duration>
    <meta:generator>OpenOffice/4.1.2$Win32 OpenOffice.org_project/412m3$Build-9782</meta:generator>
    <meta:document-statistic meta:table-count="0" meta:image-count="0" meta:object-count="0" meta:page-count="2" meta:paragraph-count="31" meta:word-count="148" meta:character-count="740"/>
    <meta:user-defined meta:name="AppVersion">15.0000</meta:user-defined>
    <meta:user-defined meta:name="Company">ENG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